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hetsarath OT" svg:font-family="'Phetsarath OT'" style:font-pitch="variable"/>
  </office:font-face-decls>
  <office:automatic-styles>
    <style:style style:name="P1" style:family="paragraph" style:parent-style-name="Standard">
      <style:text-properties style:font-name="Phetsarath OT" fo:font-size="13pt" officeooo:rsid="0013e7fb" officeooo:paragraph-rsid="0013e7fb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Sra. Cristina Pons Martí</text:p>
      <text:p text:style-name="P1">Presidenta del club marítim de Maó</text:p>
      <text:p text:style-name="P1">Moll de Llevant, 287, 07701 Maó, Illes Balears</text:p>
      <text:p text:style-name="P1"/>
      <text:p text:style-name="P1">Us convoc a la propera reunió del Club Marítim de Maó.</text:p>
      <text:p text:style-name="P1"/>
      <text:p text:style-name="P1">Dia: 4 de desembre del 2023</text:p>
      <text:p text:style-name="P1">Hora: 20:00 h</text:p>
      <text:p text:style-name="P1">Lloc: Sala d’actes del club Marítim de Maó</text:p>
      <text:p text:style-name="P1"/>
      <text:p text:style-name="P1">Ordre del dia: </text:p>
      <text:p text:style-name="P1">1. Lectura i aprovació de l’acta de la sessió anterior.</text:p>
      <text:p text:style-name="P1">2. Organització del Campionat de Menorca de Vela.</text:p>
      <text:p text:style-name="P1">3. Admissió de nous membres del club.</text:p>
      <text:p text:style-name="P1">4. Torn obert de paraules.</text:p>
      <text:p text:style-name="P1"/>
      <text:p text:style-name="P1"/>
      <text:p text:style-name="P1">[rúbrica]</text:p>
      <text:p text:style-name="P1"/>
      <text:p text:style-name="P1">Ian Franco Salas</text:p>
      <text:p text:style-name="P1">President dels clubs marítims de Menorca</text:p>
      <text:p text:style-name="P1"/>
      <text:p text:style-name="P1">Maó, 28 de novembre de 20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hetsarath OT" svg:font-family="'Phetsarath O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3:36:05.672322683</meta:creation-date>
    <dc:date>2023-11-28T13:54:55.662614432</dc:date>
    <meta:editing-duration>PT18M50S</meta:editing-duration>
    <meta:editing-cycles>1</meta:editing-cycles>
    <meta:document-statistic meta:table-count="0" meta:image-count="0" meta:object-count="0" meta:page-count="1" meta:paragraph-count="16" meta:word-count="95" meta:character-count="514" meta:non-whitespace-character-count="434"/>
    <meta:generator>LibreOffice/7.3.7.2$Linux_X86_64 LibreOffice_project/30$Build-2</meta:generator>
  </office:meta>
</office:document-meta>
</file>